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游明朝" svg:font-family="游明朝"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游明朝" fo:font-size="10pt" officeooo:rsid="001a0108" officeooo:paragraph-rsid="001a0108" style:font-name-asian="游明朝" style:font-size-asian="10pt" style:language-asian="ja" style:country-asian="JP" style:font-size-complex="10pt"/>
    </style:style>
    <style:style style:name="P2" style:family="paragraph" style:parent-style-name="Standard">
      <style:text-properties style:font-name="游明朝" fo:font-size="10pt" officeooo:rsid="001a0108" officeooo:paragraph-rsid="001a0108" style:font-name-asian="游明朝" style:font-size-asian="10pt" style:language-asian="ja" style:country-asian="JP" style:font-size-complex="10pt"/>
    </style:style>
    <style:style style:name="P3" style:family="paragraph" style:parent-style-name="Standard">
      <style:text-properties style:font-name="游明朝" fo:font-size="10pt" officeooo:rsid="001a0108" officeooo:paragraph-rsid="002d74c4" style:font-name-asian="游明朝" style:font-size-asian="10pt" style:language-asian="ja" style:country-asian="JP" style:font-size-complex="10pt"/>
    </style:style>
    <style:style style:name="P4" style:family="paragraph" style:parent-style-name="Standard">
      <style:text-properties style:font-name="游明朝" fo:font-size="10pt" officeooo:rsid="001a0108" officeooo:paragraph-rsid="00389836" style:font-name-asian="游明朝" style:font-size-asian="10pt" style:language-asian="ja" style:country-asian="JP" style:font-size-complex="10pt"/>
    </style:style>
    <style:style style:name="P5" style:family="paragraph" style:parent-style-name="Standard">
      <style:text-properties style:font-name="游明朝" fo:font-size="10pt" officeooo:rsid="001a0108" officeooo:paragraph-rsid="0086a08f" style:font-name-asian="游明朝" style:font-size-asian="10pt" style:language-asian="ja" style:country-asian="JP" style:font-size-complex="10pt"/>
    </style:style>
    <style:style style:name="P6" style:family="paragraph" style:parent-style-name="Standard">
      <style:text-properties style:font-name="游明朝" fo:font-size="10pt" officeooo:rsid="001a0108" officeooo:paragraph-rsid="00896784" style:font-name-asian="游明朝" style:font-size-asian="10pt" style:language-asian="ja" style:country-asian="JP" style:font-size-complex="10pt"/>
    </style:style>
    <style:style style:name="P7" style:family="paragraph" style:parent-style-name="Standard">
      <style:text-properties style:font-name="游明朝" fo:font-size="10pt" officeooo:rsid="001a0108" officeooo:paragraph-rsid="00b21c33" style:font-name-asian="游明朝" style:font-size-asian="10pt" style:language-asian="ja" style:country-asian="JP" style:font-size-complex="10pt"/>
    </style:style>
    <style:style style:name="P8" style:family="paragraph" style:parent-style-name="Standard">
      <style:paragraph-properties fo:text-align="end" style:justify-single-word="false"/>
      <style:text-properties style:font-name="游明朝" fo:font-size="10pt" officeooo:rsid="0033a936" officeooo:paragraph-rsid="0033a936" style:font-name-asian="游明朝" style:font-size-asian="10pt" style:language-asian="ja" style:country-asian="JP" style:font-size-complex="10pt"/>
    </style:style>
    <style:style style:name="P9" style:family="paragraph" style:parent-style-name="Standard">
      <style:text-properties style:font-name="游明朝" fo:font-size="10pt" officeooo:rsid="003afee7" officeooo:paragraph-rsid="007b04c0" style:font-name-asian="游明朝" style:font-size-asian="10pt" style:language-asian="ja" style:country-asian="JP" style:font-size-complex="10pt"/>
    </style:style>
    <style:style style:name="P10" style:family="paragraph" style:parent-style-name="Standard">
      <style:text-properties style:font-name="游明朝" fo:font-size="10pt" officeooo:rsid="0079b7b9" officeooo:paragraph-rsid="008cfb2a" style:font-name-asian="游明朝" style:font-size-asian="10pt" style:language-asian="ja" style:country-asian="JP" style:font-size-complex="10pt"/>
    </style:style>
    <style:style style:name="P11" style:family="paragraph" style:parent-style-name="Standard">
      <style:text-properties style:font-name="游明朝" fo:font-size="10pt" officeooo:rsid="004516d7" officeooo:paragraph-rsid="00b64490" style:font-name-asian="游明朝" style:font-size-asian="10pt" style:language-asian="ja" style:country-asian="JP" style:font-size-complex="10pt"/>
    </style:style>
    <style:style style:name="P12" style:family="paragraph" style:parent-style-name="Standard">
      <style:text-properties style:font-name="游明朝" fo:font-size="10pt" officeooo:rsid="004516d7" officeooo:paragraph-rsid="00bd0776" style:font-name-asian="游明朝" style:font-size-asian="10pt" style:language-asian="ja" style:country-asian="JP" style:font-size-complex="10pt"/>
    </style:style>
    <style:style style:name="P13" style:family="paragraph" style:parent-style-name="Table_20_Contents">
      <style:text-properties style:font-name="游明朝" fo:font-size="10pt" officeooo:rsid="008e20bf" officeooo:paragraph-rsid="008e20bf" style:font-name-asian="游明朝" style:font-size-asian="10pt" style:font-size-complex="10pt"/>
    </style:style>
    <style:style style:name="P14" style:family="paragraph" style:parent-style-name="Standard">
      <style:text-properties style:font-name="游明朝" fo:font-size="10pt" officeooo:rsid="00b64490" officeooo:paragraph-rsid="00b64490" style:font-name-asian="游明朝" style:font-size-asian="10pt" style:language-asian="ja" style:country-asian="JP" style:font-size-complex="10pt"/>
    </style:style>
    <style:style style:name="T1" style:family="text">
      <style:text-properties fo:color="#ff0000" style:text-underline-style="solid" style:text-underline-width="auto" style:text-underline-color="font-color" fo:font-weight="bold" style:font-weight-asian="bold" style:font-weight-complex="bold"/>
    </style:style>
    <style:style style:name="T2" style:family="text">
      <style:text-properties style:language-asian="ja" style:country-asian="JP"/>
    </style:style>
    <style:style style:name="T3" style:family="text">
      <style:text-properties officeooo:rsid="0051aa34" style:language-asian="ja" style:country-asian="JP"/>
    </style:style>
    <style:style style:name="T4" style:family="text">
      <style:text-properties officeooo:rsid="00896784"/>
    </style:style>
    <style:style style:name="T5" style:family="text">
      <style:text-properties officeooo:rsid="008c8f7d"/>
    </style:style>
    <style:style style:name="T6" style:family="text">
      <style:text-properties officeooo:rsid="008f4ae6"/>
    </style:style>
    <style:style style:name="T7" style:family="text">
      <style:text-properties officeooo:rsid="008f90f2"/>
    </style:style>
    <style:style style:name="T8" style:family="text">
      <style:text-properties officeooo:rsid="009002d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カーレースＡＩ　プログラム説明書</text:p>
      <text:p text:style-name="P8">1234567　産大太郎</text:p>
      <text:p text:style-name="P2"/>
      <text:p text:style-name="P5">　<text:span text:style-name="T1">自分が作ったプログラム</text:span>の説明を記載する．説明対象のプログラムは，対戦走行コンテスト本戦に提出したプログラムとする．</text:p>
      <text:p text:style-name="P6">　ファイルが複数ある場合は，まずはじめに，ファイルの構成と，各ファイルの役割を記載する．<text:span text:style-name="T4">AICont roller.javaしかない場合は，</text:span>ファイル構成の記載は省略する．</text:p>
      <text:p text:style-name="P3">　それぞれのファイルについて，中身を適宜引用しながら，クラス単位，メソッド単位，あるいはメソッド内の処理のまとまりの単位で，そのコードで何を行っているのかを，<text:span text:style-name="T1">わかりやすく</text:span>説明すること．データファイルの場合は，それぞれのデータの役割を説明すること．</text:p>
      <text:p text:style-name="P4">　参考として，フルアクセル版プログラムの説明を以下に示す．</text:p>
      <text:p text:style-name="P4"/>
      <text:p text:style-name="P10"><text:span text:style-name="T5">AIController.java</text:span>，<text:span text:style-name="T5">AIController</text:span>クラス，nextMoveメソッド</text:p>
      <text:p text:style-name="P9">Lines <text:span text:style-name="T6">9</text:span>-<text:span text:style-name="T6">16</text:span>:</text:p>
      <table:table table:name="表1" table:style-name="表1">
        <table:table-column table:style-name="表1.A"/>
        <table:table-row>
          <table:table-cell table:style-name="表1.A1" office:value-type="string">
            <text:p text:style-name="P13"><text:span text:style-name="T2">9</text:span><text:span text:style-name="T3"><text:tab/><text:tab/>int command=neutral;<text:line-break/></text:span><text:span text:style-name="T2">10</text:span><text:span text:style-name="T3"><text:line-break/></text:span><text:span text:style-name="T2">11</text:span><text:span text:style-name="T3"><text:tab/><text:tab/>if(inputs.getAngleToNextWaypoint() &gt; 0) {<text:line-break/></text:span><text:span text:style-name="T2">12</text:span><text:span text:style-name="T3"><text:tab/><text:tab/><text:tab/>command=forwardleft;<text:line-break/></text:span><text:span text:style-name="T2">13</text:span><text:span text:style-name="T3"><text:tab/><text:tab/>}<text:line-break/></text:span><text:span text:style-name="T2">14</text:span><text:span text:style-name="T3"><text:tab/><text:tab/>else{<text:line-break/></text:span><text:span text:style-name="T2">15</text:span><text:span text:style-name="T3"><text:tab/><text:tab/><text:tab/>command=forwardright;<text:line-break/></text:span><text:span text:style-name="T2">16</text:span><text:span text:style-name="T3"><text:tab/><text:tab/>}</text:span></text:p>
          </table:table-cell>
        </table:table-row>
      </table:table>
      <text:p text:style-name="P11">　<text:span text:style-name="T8">int</text:span>変数<text:span text:style-name="T7">commandは今回の走行コマンドを格納するための変数である．9行目では，commandの初期値として neutral（ハンドル操作・アクセル操作ともになし）を代入している．11行目のgetAngleToNext Waypointメソッドは，次の目標点（走行シミュレーションの画面で黒色表示されるポイント）が自身の現在の進行方向から見て左右どちらの方向にあるのかを知るためのメソッドである．このメソッドの戻り値が0の場合は真正面に，正の場合は左方向に，負の場合は右方向に 次の目標点がある．そこで，</text:span></text:p>
      <text:p text:style-name="P14">(a)この値が正のときは加速しながらハンドルを左に切るように，command=forwardleftとする（12行目）．(b)この値が負のときは加速しながらハンドルを右に切るように，command=forwardright とする（15行目）．</text:p>
      <text:p text:style-name="P14">(c)どちらでもない（つまり戻り値が0の）場合はcommandの値を操作せず neutralのままとする．</text:p>
      <text:p text:style-name="P12">これにより，車の進行方向を <text:span text:style-name="T7">次の目標点のほうに合わせながら</text:span> <text:span text:style-name="T7">次の目標点へ車を接近させてゆくことができる．</text:span></text:p>
      <text:p text:style-name="P1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游明朝" svg:font-family="游明朝"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明朝" style:font-size-asian="10.5pt" style:language-asian="ja" style:country-asian="none"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ＭＳ 明朝" style:font-size-asian="10.5pt" style:language-asian="ja" style:country-asian="none"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ＭＳ ゴシック" style:font-family-asian="'ＭＳ 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15:48:38.440000000</meta:creation-date>
    <dc:date>2017-06-09T17:17:03.205000000</dc:date>
    <meta:editing-duration>PT49M</meta:editing-duration>
    <meta:editing-cycles>151</meta:editing-cycles>
    <meta:generator>LibreOffice/5.2.3.3$Windows_x86 LibreOffice_project/d54a8868f08a7b39642414cf2c8ef2f228f780cf</meta:generator>
    <meta:document-statistic meta:table-count="1" meta:image-count="0" meta:object-count="0" meta:page-count="1" meta:paragraph-count="13" meta:word-count="704" meta:character-count="1009" meta:non-whitespace-character-count="966"/>
  </office:meta>
</office:document-meta>
</file>